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0e0766" officeooo:paragraph-rsid="000e076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style:text-underline-style="none" fo:font-weight="bold" officeooo:rsid="0014b497" officeooo:paragraph-rsid="0014b497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e0766" officeooo:paragraph-rsid="000e076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2a30f" officeooo:paragraph-rsid="0012a3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54234" officeooo:paragraph-rsid="00154234" style:font-weight-asian="bold" style:font-weight-complex="bold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officeooo:rsid="000e0766" officeooo:paragraph-rsid="000e0766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officeooo:rsid="000e0766" officeooo:paragraph-rsid="0019cccb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fo:font-weight="normal" officeooo:rsid="000e0766" officeooo:paragraph-rsid="0019ccc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12" style:family="paragraph" style:parent-style-name="Standard">
      <style:text-properties style:font-name="Liberation Serif" style:text-underline-style="none" fo:font-weight="normal" officeooo:rsid="000e0766" officeooo:paragraph-rsid="0019cccb" style:font-weight-asian="normal" style:font-weight-complex="normal"/>
    </style:style>
    <style:style style:name="P13" style:family="paragraph" style:parent-style-name="Standard">
      <style:text-properties style:font-name="Liberation Serif" style:text-underline-style="none" fo:font-weight="normal" officeooo:rsid="000e0766" officeooo:paragraph-rsid="0012a30f" style:font-weight-asian="normal" style:font-weight-complex="normal"/>
    </style:style>
    <style:style style:name="P14" style:family="paragraph" style:parent-style-name="Standard">
      <style:text-properties style:font-name="Liberation Serif" style:text-underline-style="none" fo:font-weight="normal" officeooo:rsid="000e0766" officeooo:paragraph-rsid="000e0766" style:font-weight-asian="normal" style:font-weight-complex="normal"/>
    </style:style>
    <style:style style:name="P15" style:family="paragraph" style:parent-style-name="Standard"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42b70" officeooo:paragraph-rsid="0019ccc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42b70" officeooo:paragraph-rsid="00142b70" style:font-weight-asian="normal" style:font-weight-complex="normal"/>
    </style:style>
    <style:style style:name="P21" style:family="paragraph" style:parent-style-name="Standard">
      <style:text-properties style:font-name="Liberation Serif" style:text-underline-style="none" fo:font-weight="normal" officeooo:rsid="0011553a" officeooo:paragraph-rsid="0011553a" style:font-weight-asian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42b70" officeooo:paragraph-rsid="00142b70" style:font-weight-asian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2a30f" officeooo:paragraph-rsid="001e1c96" style:font-weight-asian="normal" style:font-weight-complex="normal"/>
    </style:style>
    <style:style style:name="T1" style:family="text">
      <style:text-properties officeooo:rsid="0012a30f"/>
    </style:style>
    <style:style style:name="T2" style:family="text">
      <style:text-properties style:text-underline-style="solid" style:text-underline-width="auto" style:text-underline-color="font-color" officeooo:rsid="0012a30f"/>
    </style:style>
    <style:style style:name="T3" style:family="text">
      <style:text-properties style:text-underline-style="solid" style:text-underline-width="auto" style:text-underline-color="font-color" officeooo:rsid="00142b70"/>
    </style:style>
    <style:style style:name="T4" style:family="text">
      <style:text-properties officeooo:rsid="00142b70"/>
    </style:style>
    <style:style style:name="T5" style:family="text">
      <style:text-properties officeooo:rsid="00168347"/>
    </style:style>
    <style:style style:name="T6" style:family="text">
      <style:text-properties officeooo:rsid="0019cccb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e1c96"/>
    </style:style>
    <style:style style:name="T9" style:family="text">
      <style:text-properties fo:color="#ce181e"/>
    </style:style>
    <style:style style:name="T10" style:family="text">
      <style:text-properties fo:color="#ce181e" officeooo:rsid="001e1c96"/>
    </style:style>
    <style:style style:name="T11" style:family="text">
      <style:text-properties fo:color="#ce181e" officeooo:rsid="001e2116"/>
    </style:style>
    <style:style style:name="T12" style:family="text">
      <style:text-properties fo:color="#ce181e" officeooo:rsid="001f22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span text:style-name="T2">Report – Kündigung </text:span><text:span text:style-name="T3">Arbeitnehmer</text:span><text:span text:style-name="T2">– Herr...</text:span></text:p>
      <text:p text:style-name="P3"/>
      <text:p text:style-name="P4">Allgemeine Informationen</text:p>
      <text:p text:style-name="P6"/>
      <text:p text:style-name="P7">Mandant:</text:p>
      <text:p text:style-name="P12">Name:...</text:p>
      <text:p text:style-name="P13">Geburtsdatum:...</text:p>
      <text:p text:style-name="P13"><text:span text:style-name="T1">Anschrift</text:span>:...</text:p>
      <text:p text:style-name="P14"/>
      <text:p text:style-name="P8"><text:span text:style-name="T4">Arbeitgeber</text:span>:</text:p>
      <text:p text:style-name="P12">Name:...</text:p>
      <text:p text:style-name="P15">Anschrift:...</text:p>
      <text:p text:style-name="P14"/>
      <text:p text:style-name="P14"/>
      <text:p text:style-name="P14"/>
      <text:p text:style-name="P5">Informationen zum Sachverhalt</text:p>
      <text:p text:style-name="P9"/>
      <text:p text:style-name="P22">Informationen zum Mandanten:</text:p>
      <text:p text:style-name="P25"><text:tab/>Tätigkeitsbeschreibung:...</text:p>
      <text:p text:style-name="P19"><text:tab/>Betriebszugehörigkeit:...</text:p>
      <text:p text:style-name="P19"><text:tab/><text:span text:style-name="T6">Alter:...</text:span></text:p>
      <text:p text:style-name="P19"><text:tab/><text:span text:style-name="T6">Behinderung:...</text:span></text:p>
      <text:p text:style-name="P19"><text:tab/><text:span text:style-name="T6">Familiärer Hintergrund:...</text:span></text:p>
      <text:p text:style-name="P20"/>
      <text:p text:style-name="P10"/>
      <text:p text:style-name="P23"><text:span text:style-name="T1">Informationen zum Arbeitsvertrag</text:span>:</text:p>
      <text:p text:style-name="P26"><text:tab/>Form des Arbeitsvertrages:...</text:p>
      <text:p text:style-name="P16"><text:tab/><text:span text:style-name="T7">Datum des Vertragsschlusses:...</text:span></text:p>
      <text:p text:style-name="P17"/>
      <text:p text:style-name="P9"/>
      <text:p text:style-name="P22">Informationen zur Kündigung</text:p>
      <text:p text:style-name="P27"><text:tab/>Form der Kündigung:...</text:p>
      <text:p text:style-name="P28"><text:tab/>Datum der Kündigung:... </text:p>
      <text:p text:style-name="P28"><text:span text:style-name="T9"><text:tab/>--</text:span><text:span text:style-name="T10">&gt; Voraussichtliches </text:span><text:span text:style-name="T11">Fristende </text:span><text:span text:style-name="T12">hinsichtlich </text:span><text:span text:style-name="T11">einer </text:span><text:span text:style-name="T10">Kündigungsschutzklage: </text:span></text:p>
      <text:p text:style-name="P18"/>
      <text:p text:style-name="P11"/>
      <text:p text:style-name="P24">Informationen zum Arbeitgeber:</text:p>
      <text:p text:style-name="P25"><text:tab/>Betriebsgröße:...</text:p>
      <text:p text:style-name="P21"/>
      <text:p text:style-name="P21"/>
      <text:p text:style-name="P21"/>
      <text:p text:style-name="P21"/>
      <text:p text:style-name="P21"/>
      <text:p text:style-name="P2">Anlagen <text:span text:style-name="T5">des Mandanten</text:span>:...</text:p>
      <text:p text:style-name="P21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7T21:25:49.285917893</dc:date>
    <meta:editing-duration>PT24M34S</meta:editing-duration>
    <meta:editing-cycles>12</meta:editing-cycles>
    <meta:generator>LibreOffice/6.1.0.3$Linux_X86_64 LibreOffice_project/10$Build-3</meta:generator>
    <meta:document-statistic meta:table-count="0" meta:image-count="0" meta:object-count="0" meta:page-count="2" meta:paragraph-count="26" meta:word-count="57" meta:character-count="623" meta:non-whitespace-character-count="579"/>
  </office:meta>
</office:document-meta>
</file>